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184" officeooo:paragraph-rsid="001cb184"/>
    </style:style>
    <style:style style:name="P2" style:family="paragraph" style:parent-style-name="Standard">
      <style:text-properties officeooo:rsid="0028787d" officeooo:paragraph-rsid="0028787d"/>
    </style:style>
    <style:style style:name="P3" style:family="paragraph" style:parent-style-name="Header">
      <style:text-properties officeooo:rsid="0028787d" officeooo:paragraph-rsid="0028787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cbac8"/>
    </style:style>
    <style:style style:name="T4" style:family="text">
      <style:text-properties style:text-position="0% 100%" officeooo:rsid="00208e9f"/>
    </style:style>
    <style:style style:name="T5" style:family="text">
      <style:text-properties officeooo:rsid="0028787d"/>
    </style:style>
    <style:style style:name="T6" style:family="text">
      <style:text-properties officeooo:rsid="002b723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 </text:span></text:p>
      <text:p text:style-name="P1"><text:span text:style-name="T2">Proof: Suppose EQ</text:span><text:span text:style-name="T1">CFG</text:span><text:span text:style-name="T2"> is decidable. <text:s/>Let </text:span><text:span text:style-name="T4">TM</text:span><text:span text:style-name="T3"> H be its decider:</text:span></text:p>
      <text:p text:style-name="P1"><text:span text:style-name="T3"><text:tab/></text:span><text:span text:style-name="T3"><draw:frame draw:style-name="fr1" draw:name="Object2" text:anchor-type="as-char" svg:y="-0.7283in" svg:width="7.6071in" svg:height="1.422in" draw:z-index="0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787d" officeooo:paragraph-rsid="0028787d"/>
    </style:style>
    <style:style style:name="MT1" style:family="text">
      <style:text-properties officeooo:rsid="0028787d"/>
    </style:style>
    <style:style style:name="MT2" style:family="text">
      <style:text-properties officeooo:rsid="002b7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MP1"><text:tab/><text:tab/>Justin Keeling</text:p>
        <text:p text:style-name="MP1"><text:tab/><text:tab/>John Lambre<text:span text:style-name="MT2">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8:24:06.307048717</meta:creation-date>
    <dc:date>2019-03-10T20:29:21.225062178</dc:date>
    <meta:editing-duration>PT6M14S</meta:editing-duration>
    <meta:editing-cycles>3</meta:editing-cycles>
    <meta:generator>LibreOffice/6.0.7.3$Linux_X86_64 LibreOffice_project/00m0$Build-3</meta:generator>
    <meta:document-statistic meta:table-count="0" meta:image-count="0" meta:object-count="1" meta:page-count="1" meta:paragraph-count="6" meta:word-count="18" meta:character-count="108" meta:non-whitespace-character-count="86"/>
  </office:meta>
</office:document-meta>
</file>

<file path=Object 2/content.xml><?xml version="1.0" encoding="utf-8"?>
<math xmlns="http://www.w3.org/1998/Math/MathML" display="block">
  <semantics>
    <mtable>
      <mtr>
        <mtd>
          <mrow>
            <mi>H</mi>
            <mtext>( </mtext>
            <mrow>
              <mo fence="true" stretchy="false">⟨</mo>
              <mrow>
                <mrow>
                  <mi>A</mi>
                  <mi>,</mi>
                  <mi>B</mi>
                </mrow>
              </mrow>
              <mo fence="true" stretchy="false">⟩</mo>
            </mrow>
            <mrow>
              <mtext>)</mtext>
              <mo stretchy="false">=</mo>
              <mrow>
                <mo fence="true" stretchy="true">{</mo>
                <mrow>
                  <mrow>
                    <mi mathvariant="italic">accept</mi>
                    <mi>,</mi>
                    <mi mathvariant="italic">if</mi>
                    <mi>A</mi>
                    <mi mathvariant="italic">accepts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  <mi>.</mi>
                    <mi mathvariant="italic">Decline</mi>
                    <mi>,</mi>
                    <mi mathvariant="italic">if</mi>
                    <mi>A</mi>
                    <mi mathvariant="italic">does</mi>
                    <mi mathvariant="italic">not</mi>
                    <mi mathvariant="italic">accept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row>
                <mo fence="true" stretchy="true">}</mo>
              </mrow>
            </mrow>
          </mrow>
        </mtd>
      </mtr>
      <mtr>
        <mtd>
          <mrow>
            <mi mathvariant="italic">Make</mi>
            <mi>a</mi>
            <mi mathvariant="italic">new</mi>
            <mi mathvariant="italic">TM</mi>
            <mi>D</mi>
            <mi mathvariant="normal">:</mi>
          </mrow>
        </mtd>
      </mtr>
      <mtr>
        <mtd>
          <mrow>
            <mtext>	D = on input </mtext>
            <mrow>
              <mo fence="true" stretchy="false">⟨</mo>
              <mrow>
                <mi>N</mi>
              </mrow>
              <mo fence="true" stretchy="false">⟩</mo>
            </mrow>
            <mi>,</mi>
            <mi mathvariant="italic">for</mi>
            <mi mathvariant="italic">TM</mi>
            <mi>N</mi>
          </mrow>
        </mtd>
      </mtr>
      <mtr>
        <mtd>
          <mrow>
            <mtext>	1. Run H on </mtext>
            <mrow>
              <mo fence="true" stretchy="false">⟨</mo>
              <mrow>
                <mrow>
                  <mi>N</mi>
                  <mi>,</mi>
                  <mrow>
                    <mo fence="true" stretchy="false">⟨</mo>
                    <mrow>
                      <mi>N</mi>
                    </mrow>
                    <mo fence="true" stretchy="false">⟩</mo>
                  </mrow>
                </mrow>
              </mrow>
              <mo fence="true" stretchy="false">⟩</mo>
            </mrow>
            <mi>.</mi>
          </mrow>
        </mtd>
      </mtr>
      <mtr>
        <mtd>
          <mtext>	2. If H accepts, reject.  If H rejects, accept.</mtext>
        </mtd>
      </mtr>
      <mtr>
        <mtd>
          <mrow>
            <mtext>D(</mtext>
            <mrow>
              <mo fence="true" stretchy="false">⟨</mo>
              <mrow>
                <mi>D</mi>
              </mrow>
              <mo fence="true" stretchy="false">⟩</mo>
            </mrow>
            <mtext>)</mtext>
            <mtext>= </mtext>
            <mrow>
              <mo fence="true" stretchy="false">{</mo>
              <mrow>
                <mrow>
                  <mi mathvariant="italic">accept</mi>
                  <mi>,</mi>
                  <mi mathvariant="italic">if</mi>
                  <mi>D</mi>
                  <mi mathvariant="italic">does</mi>
                  <mi mathvariant="italic">not</mi>
                  <mi mathvariant="italic">accept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  <mi>.</mi>
                  <mi mathvariant="italic">reject</mi>
                  <mi>,</mi>
                  <mi mathvariant="italic">if</mi>
                  <mi>D</mi>
                  <mi mathvariant="italic">accepts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</mrow>
              </mrow>
              <mo fence="true" stretchy="false">}</mo>
            </mrow>
          </mrow>
        </mtd>
      </mtr>
      <mtr>
        <mtd>
          <mrow>
            <mi>D</mi>
            <mi mathvariant="italic">accepts</mi>
            <mrow>
              <mo fence="true" stretchy="false">⟨</mo>
              <mrow>
                <mi>D</mi>
              </mrow>
              <mo fence="true" stretchy="false">⟩</mo>
            </mrow>
            <mi>,</mi>
            <mi mathvariant="italic">so</mi>
            <mi mathvariant="italic">long</mi>
            <mi mathvariant="italic">as</mi>
            <mi>D</mi>
            <mi mathvariant="italic">does</mi>
            <mi mathvariant="italic">not</mi>
            <mi mathvariant="italic">accept</mi>
            <mrow>
              <mo fence="true" stretchy="false">⟨</mo>
              <mrow>
                <mi>D</mi>
              </mrow>
              <mo fence="true" stretchy="false">⟩</mo>
            </mrow>
            <mi>.</mi>
            <mo stretchy="false">→</mo>
            <mi mathvariant="italic">TM</mi>
            <mi>D</mi>
            <mi mathvariant="italic">cannot</mi>
            <mi mathvariant="italic">exist</mi>
            <mo stretchy="false">→</mo>
            <mi mathvariant="italic">TM</mi>
            <mi>H</mi>
            <mi mathvariant="italic">cannot</mi>
            <mi mathvariant="italic">exist</mi>
            <mo stretchy="false">→</mo>
            <msub>
              <mi mathvariant="italic">EQ</mi>
              <mi mathvariant="italic">CFG</mi>
            </msub>
            <mi mathvariant="italic">is</mi>
            <mi mathvariant="italic">undecidable</mi>
          </mrow>
        </mtd>
      </mtr>
    </mtable>
    <annotation encoding="StarMath 5.0">H"( " langle A, B rangle  ")" = left lbrace accept, if A accepts L(A) = L(B). Decline, if A does not accept L( A) = L(B)right rbrace 
newline
Make a new TM D:
newline
	"	D = on input " langle N rangle, for TM N
	newline
	"	1. Run H on " langle N, langle N rangle rangle.
newline
	"	2. If H accepts, reject.  If H rejects, accept."
	newline
	"D("langle D rangle ")"
	"= " lbrace accept, if D does not accept  langle D rangle.  reject, if D accepts langle D rangle  rbrace 
	newline
	D accepts langle D rangle, so long as D does not accept langle D rangle.
	 rightarrow TM D cannot exist rightarrow TM H cannot exist rightarrow EQ _{CFG} is undecidable</annotation>
  </semantics>
</math>
</file>